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Times New Roman'" style:font-family-generic="roman" style:font-pitch="variable" fo:font-size="60pt" fo:font-weight="bold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-0.001cm" svg:y="-0.002cm" presentation:class="title" presentation:user-transformed="true">
          <draw:text-box>
            <text:p text:style-name="P1"><text:span text:style-name="T1">Twój Duch</text:span><text:span text:style-name="T1"><text:line-break/></text:span><text:span text:style-name="T1">potężniejszy jest</text:span><text:span text:style-name="T1"><text:line-break/></text:span><text:span text:style-name="T1">od słabości mej</text:span><text:span text:style-name="T1"><text:line-break/></text:span><text:span text:style-name="T1">niech przenika m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6:21:40</meta:creation-date>
    <dc:creator>Rafał Talacha</dc:creator>
    <dc:date>2009-02-01T13:03:09</dc:date>
    <dc:language>pl-PL</dc:language>
    <meta:editing-cycles>9</meta:editing-cycles>
    <meta:editing-duration>PT3M2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